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Monaco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0.409cm"/>
    </style:style>
    <style:style style:name="Table1.B" style:family="table-column">
      <style:table-column-properties style:column-width="0.811cm"/>
    </style:style>
    <style:style style:name="Table1.C" style:family="table-column">
      <style:table-column-properties style:column-width="1.681cm"/>
    </style:style>
    <style:style style:name="Table1.D" style:family="table-column">
      <style:table-column-properties style:column-width="5.175cm"/>
    </style:style>
    <style:style style:name="Table1.E" style:family="table-column">
      <style:table-column-properties style:column-width="7.292cm"/>
    </style:style>
    <style:style style:name="Table1.F" style:family="table-column">
      <style:table-column-properties style:column-width="1.632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77f50" officeooo:paragraph-rsid="00177f50"/>
    </style:style>
    <style:style style:name="P2" style:family="paragraph" style:parent-style-name="Standard">
      <style:text-properties officeooo:paragraph-rsid="001898c1"/>
    </style:style>
    <style:style style:name="T1" style:family="text">
      <style:text-properties officeooo:rsid="001898c1"/>
    </style:style>
    <style:style style:name="T2" style:family="text">
      <style:text-properties fo:font-variant="normal" fo:text-transform="none" fo:color="#881280" loext:opacity="100%" style:font-name="Consolas" fo:font-size="9.60000038146973pt" fo:letter-spacing="normal" fo:font-style="normal" fo:font-weight="normal"/>
    </style:style>
    <style:style style:name="T3" style:family="text">
      <style:text-properties fo:font-variant="normal" fo:text-transform="none" fo:color="#2f4959" loext:opacity="100%" fo:letter-spacing="normal"/>
    </style:style>
    <style:style style:name="T4" style:family="text">
      <style:text-properties fo:font-variant="normal" fo:text-transform="none" fo:color="#2f4959" loext:opacity="100%" style:font-name="Consolas" fo:font-size="9.60000038146973pt" fo:letter-spacing="normal" fo:font-style="normal" fo:font-weight="normal"/>
    </style:style>
    <style:style style:name="T5" style:family="text">
      <style:text-properties fo:color="#2f4959" loext:opacity="100%" style:font-name="Consolas" fo:font-size="9.60000038146973pt" fo:letter-spacing="normal" fo:font-style="italic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Q-13. Write an SQL query to show only odd rows from a table.</text:p>
      <text:p text:style-name="P1">Ans: <text:s/>SELECT &lt;COL&gt;, &lt;COL&gt; ,FROM (</text:p>
      <text:p text:style-name="P1"><text:tab/><text:tab/>SELECT *, ROW_NUMBER() OVER(ORDER BY &lt;COL&gt;) AS row_number <text:tab/><text:tab/><text:tab/><text:tab/>FROM &lt;tablename&gt; t </text:p>
      <text:p text:style-name="P1"><text:tab/><text:tab/><text:tab/><text:tab/>WHERE t.row_number%2=1;</text:p>
      <text:p text:style-name="P1"><text:tab/><text:tab/><text:tab/></text:p>
      <text:p text:style-name="Standard">Q-14. Write an SQL query to clone a new table from another table.</text:p>
      <text:p text:style-name="P2"><text:span text:style-name="T1">Ans:<text:tab/></text:span><text:span text:style-name="T2">CREATE TABLE</text:span><text:span text:style-name="T3"> </text:span><text:span text:style-name="T5">new_table</text:span><text:span text:style-name="T3"> </text:span><text:span text:style-name="T2">LIKE</text:span><text:span text:style-name="T3"> </text:span><text:span text:style-name="T5">original_table</text:span><text:span text:style-name="T4">;</text:span> </text:p>
      <text:p text:style-name="P2"><text:tab/><text:span text:style-name="T2">INSERT INTO</text:span><text:span text:style-name="T3"> </text:span><text:span text:style-name="T5">new_table</text:span><text:span text:style-name="T3"> </text:span><text:span text:style-name="T2">SELECT</text:span><text:span text:style-name="T3"> </text:span><text:span text:style-name="T4">* </text:span><text:span text:style-name="T2">FROM</text:span><text:span text:style-name="T3"> </text:span><text:span text:style-name="T5">original_table</text:span><text:span text:style-name="T4">;</text:span> </text:p>
      <text:p text:style-name="P2">create table new_email like mail;<text:line-break/>insert into new_email select * from mail;</text:p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Line2081502825920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75</text:p>
          </table:table-cell>
          <table:table-cell table:style-name="Table1.A1" office:value-type="string">
            <text:p text:style-name="Table_20_Contents">23:03:57</text:p>
          </table:table-cell>
          <table:table-cell table:style-name="Table1.A1" office:value-type="string">
            <text:p text:style-name="Table_20_Contents">create table new_email like mail</text:p>
          </table:table-cell>
          <table:table-cell table:style-name="Table1.A1" office:value-type="string">
            <text:p text:style-name="Table_20_Contents">0 row(s) affected</text:p>
          </table:table-cell>
          <table:table-cell table:style-name="Table1.A1" office:value-type="string">
            <text:p text:style-name="Table_20_Contents">0.015 sec</text:p>
          </table:table-cell>
        </table:table-row>
        <table:table-row table:style-name="TableLine2081502825920">
          <table:table-cell table:style-name="Table1.A1" office:value-type="string">
            <text:p text:style-name="Table_20_Contents">3</text:p>
          </table:table-cell>
          <table:table-cell table:style-name="Table1.A1" office:value-type="string">
            <text:p text:style-name="Table_20_Contents">176</text:p>
          </table:table-cell>
          <table:table-cell table:style-name="Table1.A1" office:value-type="string">
            <text:p text:style-name="Table_20_Contents">23:04:22</text:p>
          </table:table-cell>
          <table:table-cell table:style-name="Table1.A1" office:value-type="string">
            <text:p text:style-name="Table_20_Contents">insert into new_email select * from mail</text:p>
          </table:table-cell>
          <table:table-cell table:style-name="Table1.A1" office:value-type="string">
            <text:p text:style-name="Table_20_Contents">4 row(s) affected Records: 4  Duplicates: 0  Warnings: 0</text:p>
          </table:table-cell>
          <table:table-cell table:style-name="Table1.A1" office:value-type="string">
            <text:p text:style-name="Table_20_Contents">0.000 sec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Monaco, Courier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8-11T22:49:31.975000000</meta:creation-date>
    <dc:date>2022-08-11T23:05:22.454000000</dc:date>
    <meta:editing-duration>PT3M50S</meta:editing-duration>
    <meta:editing-cycles>1</meta:editing-cycles>
    <meta:document-statistic meta:table-count="1" meta:image-count="0" meta:object-count="0" meta:page-count="1" meta:paragraph-count="21" meta:word-count="104" meta:character-count="635" meta:non-whitespace-character-count="531"/>
    <meta:generator>LibreOffice/7.3.5.2$Windows_X86_64 LibreOffice_project/184fe81b8c8c30d8b5082578aee2fed2ea847c01</meta:generator>
  </office:meta>
</office:document-meta>
</file>